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fff2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fff2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4e9a0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fff200" style:text-align-source="fix" style:repeat-content="false" fo:wrap-option="no-wrap" fo:border="0.06pt solid #4e9a0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shapes>
          <draw:frame draw:z-index="0" draw:style-name="gr1" draw:text-style-name="P1" svg:width="356.56mm" svg:height="129.79mm" svg:x="2.2mm" svg:y="63.97mm">
            <draw:object draw:notify-on-update-of-ranges="Лист1.A1:Лист1.A1 Лист1.A2:Лист1.A11 Лист1.L1:Лист1.L1 Лист1.L2:Лист1.L11 Лист1.B1:Лист1.B1 Лист1.B2:Лист1.B11 Лист1.C1:Лист1.C1 Лист1.C2:Лист1.C11 Лист1.D1:Лист1.D1 Лист1.D2:Лист1.D11 Лист1.E1:Лист1.E1 Лист1.E2:Лист1.E11 Лист1.F1:Лист1.F1 Лист1.F2:Лист1.F11 Лист1.G1:Лист1.G1 Лист1.G2:Лист1.G11 Лист1.H1:Лист1.H1 Лист1.H2:Лист1.H11 Лист1.I1:Лист1.I1 Лист1.I2:Лист1.I11 Лист1.J1:Лист1.J1 Лист1.J2:Лист1.J11 Лист1.K1:Лист1.K1 Лист1.K2:Лист1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351.06mm" svg:height="135.65mm" svg:x="1.1mm" svg:y="196.55mm">
            <draw:object draw:notify-on-update-of-ranges="Лист1.A1:Лист1.A1 Лист1.A2:Лист1.A9 Лист1.L1:Лист1.L1 Лист1.L2:Лист1.L9 Лист1.B1:Лист1.B1 Лист1.B2:Лист1.B9 Лист1.C1:Лист1.C1 Лист1.C2:Лист1.C9 Лист1.D1:Лист1.D1 Лист1.D2:Лист1.D9 Лист1.E1:Лист1.E1 Лист1.E2:Лист1.E9 Лист1.F1:Лист1.F1 Лист1.F2:Лист1.F9 Лист1.G1:Лист1.G1 Лист1.G2:Лист1.G9 Лист1.H1:Лист1.H1 Лист1.H2:Лист1.H9 Лист1.I1:Лист1.I1 Лист1.I2:Лист1.I9 Лист1.J1:Лист1.J1 Лист1.J2:Лист1.J9 Лист1.K1:Лист1.K1 Лист1.K2:Лист1.K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style-name="ce2" office:value-type="string" calcext:value-type="string">
            <text:p>Амперы</text:p>
          </table:table-cell>
          <table:table-cell table:style-name="ce2" office:value-type="string" calcext:value-type="string">
            <text:p>Тр1 10к/1к</text:p>
          </table:table-cell>
          <table:table-cell table:style-name="ce2" office:value-type="string" calcext:value-type="string">
            <text:p>Тр2</text:p>
          </table:table-cell>
          <table:table-cell table:style-name="ce2" office:value-type="string" calcext:value-type="string">
            <text:p>Тр3</text:p>
          </table:table-cell>
          <table:table-cell table:style-name="ce2" office:value-type="string" calcext:value-type="string">
            <text:p>Тр4</text:p>
          </table:table-cell>
          <table:table-cell table:style-name="ce2" office:value-type="string" calcext:value-type="string">
            <text:p>Тр5</text:p>
          </table:table-cell>
          <table:table-cell table:style-name="ce2" office:value-type="string" calcext:value-type="string">
            <text:p>Тр6</text:p>
          </table:table-cell>
          <table:table-cell table:style-name="ce2" office:value-type="string" calcext:value-type="string">
            <text:p>Тр7</text:p>
          </table:table-cell>
          <table:table-cell table:style-name="ce2" office:value-type="string" calcext:value-type="string">
            <text:p>Тр8</text:p>
          </table:table-cell>
          <table:table-cell table:style-name="ce2" office:value-type="string" calcext:value-type="string">
            <text:p>Тр9</text:p>
          </table:table-cell>
          <table:table-cell table:style-name="ce2" office:value-type="string" calcext:value-type="string">
            <text:p>Тр10</text:p>
          </table:table-cell>
          <table:table-cell table:style-name="ce6" office:value-type="string" calcext:value-type="string">
            <text:p>Тр1 10к/3,3к</text:p>
          </table:table-cell>
          <table:table-cell table:number-columns-repeated="1012"/>
        </table:table-row>
        <table:table-row table:style-name="ro1">
          <table:table-cell table:number-columns-repeated="11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1012"/>
        </table:table-row>
        <table:table-row table:style-name="ro1"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1012"/>
        </table:table-row>
        <table:table-row table:style-name="ro1"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1012"/>
        </table:table-row>
        <table:table-row table:style-name="ro1">
          <table:table-cell table:style-name="ce2" office:value-type="float" office:value="4.45" calcext:value-type="float">
            <text:p>4,4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557" calcext:value-type="float">
            <text:p>557</text:p>
          </table:table-cell>
          <table:table-cell table:number-columns-repeated="1012"/>
        </table:table-row>
        <table:table-row table:style-name="ro1"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2" table:style-name="ce2" office:value-type="float" office:value="255" calcext:value-type="float">
            <text:p>255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67" calcext:value-type="float">
            <text:p>267</text:p>
          </table:table-cell>
          <table:table-cell table:style-name="ce6" office:value-type="float" office:value="730" calcext:value-type="float">
            <text:p>730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10" calcext:value-type="float">
            <text:p>310</text:p>
          </table:table-cell>
          <table:table-cell table:style-name="ce6" office:value-type="float" office:value="838" calcext:value-type="float">
            <text:p>838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9"/>
          <table:table-cell table:style-name="ce6" office:value-type="float" office:value="920" calcext:value-type="float">
            <text:p>920</text:p>
          </table:table-cell>
          <table:table-cell table:number-columns-repeated="101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table:formula="of:=[.B9]-[.B8]+[.B9]" office:value-type="float" office:value="356" calcext:value-type="float">
            <text:p>356</text:p>
          </table:table-cell>
          <table:table-cell table:number-columns-repeated="9"/>
          <table:table-cell table:style-name="ce7" table:formula="of:=[.L9]-[.L8]+[.L9]" office:value-type="float" office:value="1002" calcext:value-type="float">
            <text:p>1002</text:p>
          </table:table-cell>
          <table:table-cell table:number-columns-repeated="101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([.B9]-[.B8])/4+[.B10]" office:value-type="float" office:value="365.5" calcext:value-type="float">
            <text:p>365,5</text:p>
          </table:table-cell>
          <table:table-cell table:number-columns-repeated="9"/>
          <table:table-cell table:style-name="ce7" table:formula="of:=([.L9]-[.L8])/4+[.L10]" office:value-type="float" office:value="1022.5" calcext:value-type="float">
            <text:p>1022,5</text:p>
          </table:table-cell>
          <table:table-cell table:number-columns-repeated="1012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table:formula="of:=([.B9]-[.B8])/4*70+[.B10]"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5" office:value-type="string" calcext:value-type="string">
            <text:p>90 А * 220 В = 19800 Вт </text:p>
          </table:table-cell>
          <table:table-cell table:number-columns-repeated="9"/>
          <table:table-cell table:style-name="ce8" office:value-type="string" calcext:value-type="string">
            <text:p>21 А * 220 В=4620 Вт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Расчетный максимум 19,8 кВт</text:p>
          </table:table-cell>
          <table:table-cell table:number-columns-repeated="9"/>
          <table:table-cell table:style-name="ce8" office:value-type="string" calcext:value-type="string">
            <text:p>Расчетный максимум 4,6 кВт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.00.0000</text:date>, <text:time style:data-style-name="N2" text:time-value="18:01:28.8294414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0:26:57.206150500</meta:creation-date>
    <dc:date>2018-06-03T20:25:38.621932134</dc:date>
    <meta:editing-cycles>7</meta:editing-cycles>
    <meta:editing-duration>PT38M36S</meta:editing-duration>
    <meta:generator>LibreOffice/6.0.3.2$Linux_X86_64 LibreOffice_project/00m0$Build-2</meta:generator>
    <meta:document-statistic meta:table-count="1" meta:cell-count="1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2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tick-marks-major-inner="true" chart:tick-marks-major-outer="false" chart:logarithmic="false" chart:minimum="0" chart:maximum="11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x" chart:symbol-width="0.25cm" chart:symbol-height="0.25cm" loext:label-stroke-color="#3465a4" chart:link-data-style-to-source="true" chart:data-label-number="value" chart:data-label-text="false" chart:data-label-symbol="true" chart:label-position="top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x" chart:symbol-width="0.25cm" chart:symbol-height="0.25cm"/>
    </style:style>
    <style:style style:name="ch13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tru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loext:label-stroke-color="#3465a4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5.657cm" svg:height="12.98cm" xlink:href=".." xlink:type="simple" chart:class="chart:scatter" chart:column-mapping="10 0 1 2 3 4 5 6 7 8 9" chart:style-name="ch1">
        <chart:title svg:x="13.417cm" svg:y="0.872cm" chart:style-name="ch2">
          <text:p>Трансформатор переменного тока   
A4F346</text:p>
        </chart:title>
        <chart:legend svg:x="30.813cm" svg:y="2.164cm" style:legend-expansion="custom" chartooo:width="3.775cm" chartooo:height="4.709cm" style:legend-expansion-aspect-ratio="0.801656402633255" chart:style-name="ch3"/>
        <chart:plot-area chart:style-name="ch4" table:cell-range-address="Лист1.A1:Лист1.L11" chart:data-source-has-labels="both" svg:x="0.311cm" svg:y="0.291cm" svg:width="35.031cm" svg:height="12.318cm">
          <chartooo:coordinate-region svg:x="1.153cm" svg:y="0.451cm" svg:width="34.002cm" svg:height="11.59cm"/>
          <chart:axis chart:dimension="x" chart:name="primary-x" chart:style-name="ch5" chartooo:axis-type="auto">
            <chart:title svg:x="32.595cm" svg:y="11.922cm" chart:style-name="ch6">
              <text:p>Амперы</text:p>
            </chart:title>
            <chart:categories table:cell-range-address="Лист1.A2:Лист1.A11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1.333cm" svg:y="6.398cm" chart:style-name="ch10">
              <text:p>Аналоговый выход
(диапазон 0-:-1023)</text:p>
            </chart:title>
            <chart:grid chart:style-name="ch7" chart:class="major"/>
          </chart:axis>
          <chart:series chart:style-name="ch11" chart:values-cell-range-address="Лист1.L2:Лист1.L11" chart:label-cell-address="Лист1.L1:Лист1.L1" chart:class="chart:scatter">
            <chart:domain table:cell-range-address="Лист1.A2:Лист1.A11"/>
            <chart:data-point chart:style-name="ch12"/>
            <chart:data-point chart:repeated="9"/>
          </chart:series>
          <chart:series chart:style-name="ch13" chart:values-cell-range-address="Лист1.B2:Лист1.B11" chart:label-cell-address="Лист1.B1:Лист1.B1" chart:class="chart:scatter">
            <chart:data-point chart:style-name="ch14"/>
            <chart:data-point chart:repeated="2"/>
            <chart:data-point chart:style-name="ch14" chart:repeated="3"/>
            <chart:data-point chart:repeated="4"/>
          </chart:series>
          <chart:series chart:style-name="ch15" chart:values-cell-range-address="Лист1.C2:Лист1.C11" chart:label-cell-address="Лист1.C1:Лист1.C1" chart:class="chart:scatter">
            <chart:data-point chart:repeated="10"/>
          </chart:series>
          <chart:series chart:style-name="ch16" chart:values-cell-range-address="Лист1.D2:Лист1.D11" chart:label-cell-address="Лист1.D1:Лист1.D1" chart:class="chart:scatter">
            <chart:data-point chart:repeated="10"/>
          </chart:series>
          <chart:series chart:style-name="ch17" chart:values-cell-range-address="Лист1.E2:Лист1.E11" chart:label-cell-address="Лист1.E1:Лист1.E1" chart:class="chart:scatter">
            <chart:data-point chart:repeated="10"/>
          </chart:series>
          <chart:series chart:style-name="ch18" chart:values-cell-range-address="Лист1.F2:Лист1.F11" chart:label-cell-address="Лист1.F1:Лист1.F1" chart:class="chart:scatter">
            <chart:data-point chart:repeated="10"/>
          </chart:series>
          <chart:series chart:style-name="ch19" chart:values-cell-range-address="Лист1.G2:Лист1.G11" chart:label-cell-address="Лист1.G1:Лист1.G1" chart:class="chart:scatter">
            <chart:data-point chart:repeated="10"/>
          </chart:series>
          <chart:series chart:style-name="ch20" chart:values-cell-range-address="Лист1.H2:Лист1.H11" chart:label-cell-address="Лист1.H1:Лист1.H1" chart:class="chart:scatter">
            <chart:data-point chart:repeated="10"/>
          </chart:series>
          <chart:series chart:style-name="ch21" chart:values-cell-range-address="Лист1.I2:Лист1.I11" chart:label-cell-address="Лист1.I1:Лист1.I1" chart:class="chart:scatter">
            <chart:data-point chart:repeated="10"/>
          </chart:series>
          <chart:series chart:style-name="ch22" chart:values-cell-range-address="Лист1.J2:Лист1.J11" chart:label-cell-address="Лист1.J1:Лист1.J1" chart:class="chart:scatter">
            <chart:data-point chart:repeated="10"/>
          </chart:series>
          <chart:series chart:style-name="ch23" chart:values-cell-range-address="Лист1.K2:Лист1.K11" chart:label-cell-address="Лист1.K1:Лист1.K1" chart:class="chart:scatter"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р1 10к/3,3к</text:p>
                <draw:g>
                  <svg:desc>Лист1.L1:Лист1.L1</svg:desc>
                </draw:g>
              </table:table-cell>
              <table:table-cell office:value-type="string">
                <text:p>Тр1 10к/1к</text:p>
                <draw:g>
                  <svg:desc>Лист1.B1:Лист1.B1</svg:desc>
                </draw:g>
              </table:table-cell>
              <table:table-cell office:value-type="string">
                <text:p>Тр2</text:p>
                <draw:g>
                  <svg:desc>Лист1.C1:Лист1.C1</svg:desc>
                </draw:g>
              </table:table-cell>
              <table:table-cell office:value-type="string">
                <text:p>Тр3</text:p>
                <draw:g>
                  <svg:desc>Лист1.D1:Лист1.D1</svg:desc>
                </draw:g>
              </table:table-cell>
              <table:table-cell office:value-type="string">
                <text:p>Тр4</text:p>
                <draw:g>
                  <svg:desc>Лист1.E1:Лист1.E1</svg:desc>
                </draw:g>
              </table:table-cell>
              <table:table-cell office:value-type="string">
                <text:p>Тр5</text:p>
                <draw:g>
                  <svg:desc>Лист1.F1:Лист1.F1</svg:desc>
                </draw:g>
              </table:table-cell>
              <table:table-cell office:value-type="string">
                <text:p>Тр6</text:p>
                <draw:g>
                  <svg:desc>Лист1.G1:Лист1.G1</svg:desc>
                </draw:g>
              </table:table-cell>
              <table:table-cell office:value-type="string">
                <text:p>Тр7</text:p>
                <draw:g>
                  <svg:desc>Лист1.H1:Лист1.H1</svg:desc>
                </draw:g>
              </table:table-cell>
              <table:table-cell office:value-type="string">
                <text:p>Тр8</text:p>
                <draw:g>
                  <svg:desc>Лист1.I1:Лист1.I1</svg:desc>
                </draw:g>
              </table:table-cell>
              <table:table-cell office:value-type="string">
                <text:p>Тр9</text:p>
                <draw:g>
                  <svg:desc>Лист1.J1:Лист1.J1</svg:desc>
                </draw:g>
              </table:table-cell>
              <table:table-cell office:value-type="string">
                <text:p>Тр10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11</svg:desc>
                </draw:g>
              </table:table-cell>
              <table:table-cell office:value-type="float" office:value="0">
                <text:p>0</text:p>
                <draw:g>
                  <svg:desc>Лист1.L2:Лист1.L11</svg:desc>
                </draw:g>
              </table:table-cell>
              <table:table-cell office:value-type="float" office:value="0">
                <text:p>0</text:p>
                <draw:g>
                  <svg:desc>Лист1.B2:Лист1.B11</svg:desc>
                </draw:g>
              </table:table-cell>
              <table:table-cell office:value-type="float" office:value="0">
                <text:p>0</text:p>
                <draw:g>
                  <svg:desc>Лист1.C2:Лист1.C11</svg:desc>
                </draw:g>
              </table:table-cell>
              <table:table-cell office:value-type="float" office:value="0">
                <text:p>0</text:p>
                <draw:g>
                  <svg:desc>Лист1.D2:Лист1.D11</svg:desc>
                </draw:g>
              </table:table-cell>
              <table:table-cell office:value-type="float" office:value="0">
                <text:p>0</text:p>
                <draw:g>
                  <svg:desc>Лист1.E2:Лист1.E11</svg:desc>
                </draw:g>
              </table:table-cell>
              <table:table-cell office:value-type="float" office:value="0">
                <text:p>0</text:p>
                <draw:g>
                  <svg:desc>Лист1.F2:Лист1.F11</svg:desc>
                </draw:g>
              </table:table-cell>
              <table:table-cell office:value-type="float" office:value="0">
                <text:p>0</text:p>
                <draw:g>
                  <svg:desc>Лист1.G2:Лист1.G11</svg:desc>
                </draw:g>
              </table:table-cell>
              <table:table-cell office:value-type="float" office:value="0">
                <text:p>0</text:p>
                <draw:g>
                  <svg:desc>Лист1.H2:Лист1.H11</svg:desc>
                </draw:g>
              </table:table-cell>
              <table:table-cell office:value-type="float" office:value="0">
                <text:p>0</text:p>
                <draw:g>
                  <svg:desc>Лист1.I2:Лист1.I11</svg:desc>
                </draw:g>
              </table:table-cell>
              <table:table-cell office:value-type="float" office:value="0">
                <text:p>0</text:p>
                <draw:g>
                  <svg:desc>Лист1.J2:Лист1.J11</svg:desc>
                </draw:g>
              </table:table-cell>
              <table:table-cell office:value-type="float" office:value="0">
                <text:p>0</text:p>
                <draw:g>
                  <svg:desc>Лист1.K2:Лист1.K11</svg:desc>
                </draw:g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48">
                <text:p>148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77">
                <text:p>177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46">
                <text:p>246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557">
                <text:p>557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77">
                <text:p>177</text:p>
              </table:table-cell>
              <table:table-cell office:value-type="float" office:value="214">
                <text:p>214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730">
                <text:p>730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84">
                <text:p>284</text:p>
              </table:table-cell>
              <table:table-cell office:value-type="float" office:value="259">
                <text:p>25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8">
                <text:p>838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335">
                <text:p>335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326">
                <text:p>326</text:p>
              </table:table-cell>
              <table:table-cell office:value-type="float" office:value="298">
                <text:p>29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20">
                <text:p>920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2">
                <text:p>1002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22.5">
                <text:p>1022.5</text:p>
              </table:table-cell>
              <table:table-cell office:value-type="float" office:value="365.5">
                <text:p>3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023" chart:origin="0" chart:interval-major="200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-color="#c5000b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5.107cm" svg:height="13.566cm" xlink:href=".." xlink:type="simple" chart:class="chart:bar" chart:column-mapping="10 0 1 2 3 4 5 6 7 8 9" chart:style-name="ch1">
        <chart:title svg:x="13.938cm" svg:y="0.406cm" chart:style-name="ch2">
          <text:p>Трансформатор переменного тока</text:p>
        </chart:title>
        <chart:legend svg:x="6.05cm" svg:y="2.967cm" style:legend-expansion="custom" chartooo:width="3.107cm" chartooo:height="4.287cm" style:legend-expansion-aspect-ratio="0.724749241894098" chart:style-name="ch3"/>
        <chart:plot-area chart:style-name="ch4" table:cell-range-address="Лист1.A1:Лист1.L9" chart:data-source-has-labels="both" svg:x="0.23cm" svg:y="0.693cm" svg:width="34.544cm" svg:height="12.711cm">
          <chartooo:coordinate-region svg:x="1.072cm" svg:y="0.693cm" svg:width="33.702cm" svg:height="12.293cm"/>
          <chart:axis chart:dimension="x" chart:name="primary-x" chart:style-name="ch5" chartooo:axis-type="auto">
            <chartooo:date-scale/>
            <chart:title svg:x="33.045cm" svg:y="13.048cm" chart:style-name="ch6">
              <text:p>Амперы</text:p>
            </chart:title>
            <chart:categories table:cell-range-address="Лист1.A2:Лист1.A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Лист1.L2:Лист1.L9" chart:label-cell-address="Лист1.L1:Лист1.L1" chart:class="chart:bar">
            <chart:data-point chart:repeated="8"/>
          </chart:series>
          <chart:series chart:style-name="ch10" chart:values-cell-range-address="Лист1.B2:Лист1.B9" chart:label-cell-address="Лист1.B1:Лист1.B1" chart:class="chart:bar">
            <chart:data-point chart:repeated="8"/>
          </chart:series>
          <chart:series chart:style-name="ch11" chart:values-cell-range-address="Лист1.C2:Лист1.C9" chart:label-cell-address="Лист1.C1:Лист1.C1" chart:class="chart:bar">
            <chart:data-point chart:repeated="8"/>
          </chart:series>
          <chart:series chart:style-name="ch12" chart:values-cell-range-address="Лист1.D2:Лист1.D9" chart:label-cell-address="Лист1.D1:Лист1.D1" chart:class="chart:bar">
            <chart:data-point chart:repeated="8"/>
          </chart:series>
          <chart:series chart:style-name="ch13" chart:values-cell-range-address="Лист1.E2:Лист1.E9" chart:label-cell-address="Лист1.E1:Лист1.E1" chart:class="chart:bar">
            <chart:data-point chart:repeated="8"/>
          </chart:series>
          <chart:series chart:style-name="ch14" chart:values-cell-range-address="Лист1.F2:Лист1.F9" chart:label-cell-address="Лист1.F1:Лист1.F1" chart:class="chart:bar">
            <chart:data-point chart:repeated="8"/>
          </chart:series>
          <chart:series chart:style-name="ch15" chart:values-cell-range-address="Лист1.G2:Лист1.G9" chart:label-cell-address="Лист1.G1:Лист1.G1" chart:class="chart:bar">
            <chart:data-point chart:repeated="8"/>
          </chart:series>
          <chart:series chart:style-name="ch16" chart:values-cell-range-address="Лист1.H2:Лист1.H9" chart:label-cell-address="Лист1.H1:Лист1.H1" chart:class="chart:bar">
            <chart:data-point chart:repeated="8"/>
          </chart:series>
          <chart:series chart:style-name="ch17" chart:values-cell-range-address="Лист1.I2:Лист1.I9" chart:label-cell-address="Лист1.I1:Лист1.I1" chart:class="chart:bar">
            <chart:data-point chart:repeated="8"/>
          </chart:series>
          <chart:series chart:style-name="ch18" chart:values-cell-range-address="Лист1.J2:Лист1.J9" chart:label-cell-address="Лист1.J1:Лист1.J1" chart:class="chart:bar">
            <chart:data-point chart:repeated="8"/>
          </chart:series>
          <chart:series chart:style-name="ch19" chart:values-cell-range-address="Лист1.K2:Лист1.K9" chart:label-cell-address="Лист1.K1:Лист1.K1" chart:class="chart:line"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р1 10к/3,3к</text:p>
                <draw:g>
                  <svg:desc>Лист1.L1:Лист1.L1</svg:desc>
                </draw:g>
              </table:table-cell>
              <table:table-cell office:value-type="string">
                <text:p>Тр1 10к/1к</text:p>
                <draw:g>
                  <svg:desc>Лист1.B1:Лист1.B1</svg:desc>
                </draw:g>
              </table:table-cell>
              <table:table-cell office:value-type="string">
                <text:p>Тр2</text:p>
                <draw:g>
                  <svg:desc>Лист1.C1:Лист1.C1</svg:desc>
                </draw:g>
              </table:table-cell>
              <table:table-cell office:value-type="string">
                <text:p>Тр3</text:p>
                <draw:g>
                  <svg:desc>Лист1.D1:Лист1.D1</svg:desc>
                </draw:g>
              </table:table-cell>
              <table:table-cell office:value-type="string">
                <text:p>Тр4</text:p>
                <draw:g>
                  <svg:desc>Лист1.E1:Лист1.E1</svg:desc>
                </draw:g>
              </table:table-cell>
              <table:table-cell office:value-type="string">
                <text:p>Тр5</text:p>
                <draw:g>
                  <svg:desc>Лист1.F1:Лист1.F1</svg:desc>
                </draw:g>
              </table:table-cell>
              <table:table-cell office:value-type="string">
                <text:p>Тр6</text:p>
                <draw:g>
                  <svg:desc>Лист1.G1:Лист1.G1</svg:desc>
                </draw:g>
              </table:table-cell>
              <table:table-cell office:value-type="string">
                <text:p>Тр7</text:p>
                <draw:g>
                  <svg:desc>Лист1.H1:Лист1.H1</svg:desc>
                </draw:g>
              </table:table-cell>
              <table:table-cell office:value-type="string">
                <text:p>Тр8</text:p>
                <draw:g>
                  <svg:desc>Лист1.I1:Лист1.I1</svg:desc>
                </draw:g>
              </table:table-cell>
              <table:table-cell office:value-type="string">
                <text:p>Тр9</text:p>
                <draw:g>
                  <svg:desc>Лист1.J1:Лист1.J1</svg:desc>
                </draw:g>
              </table:table-cell>
              <table:table-cell office:value-type="string">
                <text:p>Тр10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9</svg:desc>
                </draw:g>
              </table:table-cell>
              <table:table-cell office:value-type="float" office:value="0">
                <text:p>0</text:p>
                <draw:g>
                  <svg:desc>Лист1.L2:Лист1.L9</svg:desc>
                </draw:g>
              </table:table-cell>
              <table:table-cell office:value-type="float" office:value="0">
                <text:p>0</text:p>
                <draw:g>
                  <svg:desc>Лист1.B2:Лист1.B9</svg:desc>
                </draw:g>
              </table:table-cell>
              <table:table-cell office:value-type="float" office:value="0">
                <text:p>0</text:p>
                <draw:g>
                  <svg:desc>Лист1.C2:Лист1.C9</svg:desc>
                </draw:g>
              </table:table-cell>
              <table:table-cell office:value-type="float" office:value="0">
                <text:p>0</text:p>
                <draw:g>
                  <svg:desc>Лист1.D2:Лист1.D9</svg:desc>
                </draw:g>
              </table:table-cell>
              <table:table-cell office:value-type="float" office:value="0">
                <text:p>0</text:p>
                <draw:g>
                  <svg:desc>Лист1.E2:Лист1.E9</svg:desc>
                </draw:g>
              </table:table-cell>
              <table:table-cell office:value-type="float" office:value="0">
                <text:p>0</text:p>
                <draw:g>
                  <svg:desc>Лист1.F2:Лист1.F9</svg:desc>
                </draw:g>
              </table:table-cell>
              <table:table-cell office:value-type="float" office:value="0">
                <text:p>0</text:p>
                <draw:g>
                  <svg:desc>Лист1.G2:Лист1.G9</svg:desc>
                </draw:g>
              </table:table-cell>
              <table:table-cell office:value-type="float" office:value="0">
                <text:p>0</text:p>
                <draw:g>
                  <svg:desc>Лист1.H2:Лист1.H9</svg:desc>
                </draw:g>
              </table:table-cell>
              <table:table-cell office:value-type="float" office:value="0">
                <text:p>0</text:p>
                <draw:g>
                  <svg:desc>Лист1.I2:Лист1.I9</svg:desc>
                </draw:g>
              </table:table-cell>
              <table:table-cell office:value-type="float" office:value="0">
                <text:p>0</text:p>
                <draw:g>
                  <svg:desc>Лист1.J2:Лист1.J9</svg:desc>
                </draw:g>
              </table:table-cell>
              <table:table-cell office:value-type="float" office:value="0">
                <text:p>0</text:p>
                <draw:g>
                  <svg:desc>Лист1.K2:Лист1.K9</svg:desc>
                </draw:g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48">
                <text:p>148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77">
                <text:p>177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46">
                <text:p>246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557">
                <text:p>557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77">
                <text:p>177</text:p>
              </table:table-cell>
              <table:table-cell office:value-type="float" office:value="214">
                <text:p>214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730">
                <text:p>730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84">
                <text:p>284</text:p>
              </table:table-cell>
              <table:table-cell office:value-type="float" office:value="259">
                <text:p>25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8">
                <text:p>838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335">
                <text:p>335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326">
                <text:p>326</text:p>
              </table:table-cell>
              <table:table-cell office:value-type="float" office:value="298">
                <text:p>29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20">
                <text:p>920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